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9062" officeooo:paragraph-rsid="00169062"/>
    </style:style>
    <style:style style:name="P2" style:family="paragraph" style:parent-style-name="Standard">
      <style:text-properties officeooo:rsid="0013a33d" officeooo:paragraph-rsid="0013a33d"/>
    </style:style>
    <style:style style:name="P3" style:family="paragraph" style:parent-style-name="Standard">
      <style:text-properties officeooo:rsid="0013a33d" officeooo:paragraph-rsid="00160cbe"/>
    </style:style>
    <style:style style:name="P4" style:family="paragraph" style:parent-style-name="Standard">
      <style:text-properties fo:font-size="18pt" fo:font-weight="bold" officeooo:rsid="0013a33d" officeooo:paragraph-rsid="0013a33d" style:font-size-asian="18pt" style:font-weight-asian="bold" style:font-size-complex="18pt" style:font-weight-complex="bold"/>
    </style:style>
    <style:style style:name="P5" style:family="paragraph" style:parent-style-name="Standard">
      <style:text-properties fo:font-size="18pt" fo:font-weight="bold" officeooo:rsid="0017bbd7" officeooo:paragraph-rsid="0017bbd7" style:font-size-asian="18pt" style:font-weight-asian="bold" style:font-size-complex="18pt" style:font-weight-complex="bold"/>
    </style:style>
    <style:style style:name="P6" style:family="paragraph" style:parent-style-name="Standard">
      <style:text-properties officeooo:rsid="00154e7b" officeooo:paragraph-rsid="00154e7b"/>
    </style:style>
    <style:style style:name="P7" style:family="paragraph" style:parent-style-name="Standard">
      <style:text-properties officeooo:rsid="00160cbe" officeooo:paragraph-rsid="00160cbe"/>
    </style:style>
    <style:style style:name="P8" style:family="paragraph" style:parent-style-name="Standard">
      <style:text-properties officeooo:rsid="00169062" officeooo:paragraph-rsid="00169062"/>
    </style:style>
    <style:style style:name="P9" style:family="paragraph" style:parent-style-name="Standard">
      <style:text-properties officeooo:rsid="0017bbd7" officeooo:paragraph-rsid="0017bbd7"/>
    </style:style>
    <style:style style:name="P10" style:family="paragraph" style:parent-style-name="Standard">
      <style:text-properties officeooo:rsid="001986eb" officeooo:paragraph-rsid="001986eb"/>
    </style:style>
    <style:style style:name="P11" style:family="paragraph" style:parent-style-name="Standard">
      <style:text-properties officeooo:rsid="001986eb" officeooo:paragraph-rsid="001a4c16"/>
    </style:style>
    <style:style style:name="P12" style:family="paragraph" style:parent-style-name="Standard">
      <style:paragraph-properties fo:line-height="100%"/>
      <style:text-properties fo:font-size="12pt" officeooo:rsid="001986eb" officeooo:paragraph-rsid="001986eb" style:font-size-asian="12pt" style:font-size-complex="12pt"/>
    </style:style>
    <style:style style:name="P13" style:family="paragraph" style:parent-style-name="Standard">
      <style:text-properties fo:color="#000000" officeooo:rsid="00169062" officeooo:paragraph-rsid="00169062"/>
    </style:style>
    <style:style style:name="P14" style:family="paragraph" style:parent-style-name="Standard">
      <style:paragraph-properties fo:break-before="page"/>
      <style:text-properties fo:font-size="18pt" fo:font-weight="bold" officeooo:rsid="0017bbd7" officeooo:paragraph-rsid="0017bbd7" style:font-size-asian="18pt" style:font-weight-asian="bold" style:font-size-complex="18pt" style:font-weight-complex="bold"/>
    </style:style>
    <style:style style:name="P15" style:family="paragraph" style:parent-style-name="Standard">
      <style:paragraph-properties fo:break-before="page"/>
      <style:text-properties fo:font-size="18pt" fo:font-weight="bold" officeooo:rsid="0013a33d" officeooo:paragraph-rsid="0013a33d" style:font-size-asian="18pt" style:font-weight-asian="bold" style:font-size-complex="18pt" style:font-weight-complex="bold"/>
    </style:style>
    <style:style style:name="P16" style:family="paragraph" style:parent-style-name="Standard" style:list-style-name="L1">
      <style:text-properties officeooo:rsid="001986eb" officeooo:paragraph-rsid="001a4c16"/>
    </style:style>
    <style:style style:name="P17" style:family="paragraph" style:parent-style-name="Standard">
      <style:text-properties officeooo:rsid="001986eb" officeooo:paragraph-rsid="001986eb"/>
    </style:style>
    <style:style style:name="P18" style:family="paragraph" style:parent-style-name="Standard" style:list-style-name="L10">
      <style:text-properties officeooo:rsid="00154e7b" officeooo:paragraph-rsid="00154e7b"/>
    </style:style>
    <style:style style:name="P19" style:family="paragraph" style:parent-style-name="Standard" style:list-style-name="L10">
      <style:text-properties officeooo:rsid="00154e7b" officeooo:paragraph-rsid="0013a33d"/>
    </style:style>
    <style:style style:name="P20" style:family="paragraph" style:parent-style-name="Standard" style:list-style-name="L12">
      <style:text-properties officeooo:rsid="00154e7b" officeooo:paragraph-rsid="00154e7b"/>
    </style:style>
    <style:style style:name="P21" style:family="paragraph" style:parent-style-name="Standard" style:list-style-name="L10">
      <style:text-properties officeooo:rsid="0013a33d" officeooo:paragraph-rsid="0013a33d"/>
    </style:style>
    <style:style style:name="P22" style:family="paragraph" style:parent-style-name="Standard" style:list-style-name="L11">
      <style:text-properties officeooo:rsid="00160cbe" officeooo:paragraph-rsid="00160cbe"/>
    </style:style>
    <style:style style:name="P23" style:family="paragraph" style:parent-style-name="Standard" style:list-style-name="L13">
      <style:text-properties officeooo:rsid="00160cbe" officeooo:paragraph-rsid="00160cbe"/>
    </style:style>
    <style:style style:name="P24" style:family="paragraph" style:parent-style-name="Standard">
      <style:text-properties fo:font-size="18pt" fo:font-weight="bold" officeooo:rsid="001bd960" officeooo:paragraph-rsid="001bd960" style:font-size-asian="18pt" style:font-weight-asian="bold" style:font-size-complex="18pt" style:font-weight-complex="bold"/>
    </style:style>
    <style:style style:name="P25" style:family="paragraph" style:parent-style-name="Standard">
      <style:text-properties fo:font-size="18pt" fo:font-weight="bold" officeooo:rsid="001ffbdf" officeooo:paragraph-rsid="001ffbdf" style:font-size-asian="18pt" style:font-weight-asian="bold" style:font-size-complex="18pt" style:font-weight-complex="bold"/>
    </style:style>
    <style:style style:name="P26" style:family="paragraph" style:parent-style-name="Standard">
      <style:text-properties fo:font-size="18pt" fo:font-weight="normal" officeooo:rsid="001bd960" officeooo:paragraph-rsid="001bd960" style:font-size-asian="18pt" style:font-weight-asian="normal" style:font-size-complex="18pt" style:font-weight-complex="normal"/>
    </style:style>
    <style:style style:name="P27" style:family="paragraph" style:parent-style-name="Standard">
      <style:text-properties fo:font-size="18pt" fo:font-weight="normal" officeooo:rsid="001cee37" officeooo:paragraph-rsid="001cee37" style:font-size-asian="18pt" style:font-weight-asian="normal" style:font-size-complex="18pt" style:font-weight-complex="normal"/>
    </style:style>
    <style:style style:name="P28" style:family="paragraph" style:parent-style-name="Standard">
      <style:text-properties fo:font-size="18pt" fo:font-weight="normal" officeooo:rsid="001ffbdf" officeooo:paragraph-rsid="001ffbdf" style:font-size-asian="18pt" style:font-weight-asian="normal" style:font-size-complex="18pt" style:font-weight-complex="normal"/>
    </style:style>
    <style:style style:name="P29" style:family="paragraph" style:parent-style-name="Standard">
      <style:text-properties fo:font-size="18pt" fo:font-weight="normal" officeooo:rsid="0020b3ce" officeooo:paragraph-rsid="0020b3ce" style:font-size-asian="18pt" style:font-weight-asian="normal" style:font-size-complex="18pt" style:font-weight-complex="normal"/>
    </style:style>
    <style:style style:name="P30" style:family="paragraph" style:parent-style-name="Standard">
      <style:text-properties fo:font-size="18pt" fo:font-weight="normal" officeooo:rsid="002174a1" officeooo:paragraph-rsid="002174a1" style:font-size-asian="18pt" style:font-weight-asian="normal" style:font-size-complex="18pt" style:font-weight-complex="normal"/>
    </style:style>
    <style:style style:name="P31" style:family="paragraph" style:parent-style-name="Standard">
      <style:text-properties officeooo:rsid="0017bbd7" officeooo:paragraph-rsid="0017bbd7"/>
    </style:style>
    <style:style style:name="P32" style:family="paragraph" style:parent-style-name="Text_20_body" style:list-style-name="L9">
      <style:text-properties officeooo:paragraph-rsid="00169062"/>
    </style:style>
    <style:style style:name="P33" style:family="paragraph" style:parent-style-name="Text_20_body" style:list-style-name="L9">
      <style:text-properties fo:color="#000000" officeooo:rsid="00169062" officeooo:paragraph-rsid="00169062"/>
    </style:style>
    <style:style style:name="P34" style:family="paragraph" style:parent-style-name="Text_20_body" style:list-style-name="L2">
      <style:paragraph-properties fo:margin-top="0in" fo:margin-bottom="0in" loext:contextual-spacing="false"/>
    </style:style>
    <style:style style:name="P35" style:family="paragraph" style:parent-style-name="Text_20_body" style:list-style-name="L3">
      <style:paragraph-properties fo:margin-top="0in" fo:margin-bottom="0in" loext:contextual-spacing="false"/>
    </style:style>
    <style:style style:name="P36" style:family="paragraph" style:parent-style-name="Text_20_body" style:list-style-name="L4">
      <style:paragraph-properties fo:margin-top="0in" fo:margin-bottom="0in" loext:contextual-spacing="false"/>
    </style:style>
    <style:style style:name="P37" style:family="paragraph" style:parent-style-name="Text_20_body" style:list-style-name="L5">
      <style:paragraph-properties fo:margin-top="0in" fo:margin-bottom="0in" loext:contextual-spacing="false"/>
    </style:style>
    <style:style style:name="P38" style:family="paragraph" style:parent-style-name="Text_20_body" style:list-style-name="L6">
      <style:paragraph-properties fo:margin-top="0in" fo:margin-bottom="0in" loext:contextual-spacing="false"/>
    </style:style>
    <style:style style:name="P39" style:family="paragraph" style:parent-style-name="Text_20_body" style:list-style-name="L7">
      <style:paragraph-properties fo:margin-top="0in" fo:margin-bottom="0in" loext:contextual-spacing="false"/>
    </style:style>
    <style:style style:name="P40" style:family="paragraph" style:parent-style-name="Text_20_body" style:list-style-name="L8">
      <style:paragraph-properties fo:margin-top="0in" fo:margin-bottom="0in" loext:contextual-spacing="false"/>
    </style:style>
    <style:style style:name="P41" style:family="paragraph" style:parent-style-name="Heading_20_3" style:list-style-name="L14">
      <style:paragraph-properties fo:margin-top="0in" fo:margin-bottom="0in" loext:contextual-spacing="false" fo:line-height="100%"/>
      <style:text-properties fo:font-size="12pt" fo:font-weight="normal" officeooo:rsid="00160cbe" officeooo:paragraph-rsid="00160cbe" style:font-size-asian="12pt" style:font-weight-asian="normal" style:font-size-complex="12pt" style:font-weight-complex="normal"/>
    </style:style>
    <style:style style:name="P42" style:family="paragraph" style:parent-style-name="Heading_20_3" style:list-style-name="L14">
      <style:paragraph-properties fo:margin-top="0in" fo:margin-bottom="0in" loext:contextual-spacing="false" fo:line-height="100%"/>
      <style:text-properties fo:font-size="12pt" fo:font-weight="normal" style:font-size-asian="12pt" style:font-weight-asian="normal" style:font-size-complex="12pt" style:font-weight-complex="normal"/>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66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950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1" style:family="paragraph">
      <loext:graphic-properties draw:fill="solid" draw:fill-color="#66ff99"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style>
    <style:style style:name="P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154e7b"/>
    </style:style>
    <style:style style:name="T2" style:family="text">
      <style:text-properties officeooo:rsid="00160cbe"/>
    </style:style>
    <style:style style:name="T3" style:family="text">
      <style:text-properties officeooo:rsid="00169062"/>
    </style:style>
    <style:style style:name="T4" style:family="text">
      <style:text-properties officeooo:rsid="001986eb"/>
    </style:style>
    <style:style style:name="T5" style:family="text">
      <style:text-properties officeooo:rsid="001a4c16"/>
    </style:style>
    <style:style style:name="T6" style:family="text">
      <style:text-properties fo:color="#000000"/>
    </style:style>
    <style:style style:name="T7" style:family="text">
      <style:text-properties officeooo:rsid="001cee37"/>
    </style:style>
    <style:style style:name="T8" style:family="text">
      <style:text-properties officeooo:rsid="0020b3ce"/>
    </style:style>
    <style:style style:name="T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874in" fo:min-width="2.6811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689in" fo:min-width="1.142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2in" fo:min-width="1.036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835in" svg:stroke-color="#000000" draw:marker-start="" draw:marker-start-width="0.2035in" draw:marker-start-center="false" draw:marker-end="Arrow" draw:marker-end-width="0.2035in" draw:marker-end-center="false" draw:fill="solid" draw:fill-color="#729fcf" draw:textarea-horizontal-align="justify" draw:textarea-vertical-align="middle" fo:padding-top="0.0902in" fo:padding-bottom="0.0902in" fo:padding-left="0.1398in" fo:padding-right="0.1398in" draw:shadow="hidden" draw:shadow-offset-x="0.0783in" draw:shadow-offset-y="0.0783in" draw:shadow-color="#808080" style:run-through="foreground"/>
    </style:style>
    <style:style style:name="gr6" style:family="graphic">
      <style:graphic-properties draw:stroke="solid" svg:stroke-width="0.0835in" svg:stroke-color="#000000" draw:marker-start="Arrow" draw:marker-start-width="0.2429in" draw:marker-start-center="false" draw:marker-end="Arrow" draw:marker-end-width="0.2429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31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735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346in" fo:min-width="1.09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346in" fo:min-width="1.09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66ff66" draw:textarea-horizontal-align="justify" draw:textarea-vertical-align="middle" draw:auto-grow-height="false" fo:min-height="0.3201in" fo:min-width="4.8689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6600" draw:textarea-horizontal-align="justify" draw:textarea-vertical-align="middle" draw:auto-grow-height="false" fo:min-height="0.472in" fo:min-width="2.0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16in" fo:min-width="1.3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ff950e" draw:textarea-horizontal-align="justify" draw:textarea-vertical-align="middle" draw:auto-grow-height="false" fo:min-height="1.4126in" fo:min-width="4.113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16in" fo:min-width="0.897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398in" fo:min-width="1.0925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16in" fo:min-width="0.8965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66ff99" draw:opacity="100%" draw:textarea-horizontal-align="justify" draw:textarea-vertical-align="top" draw:auto-grow-height="false" fo:min-height="2.1882in" fo:min-width="3.3244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09in" fo:min-width="0.8752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ff9900" draw:textarea-horizontal-align="justify" draw:textarea-vertical-align="top" draw:auto-grow-height="false" fo:min-height="1.9547in" fo:min-width="3.4161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563in" fo:min-width="1.167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09in" fo:min-width="1.3626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17in" fo:min-width="1.0055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98in" fo:min-width="0.144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972in" fo:min-width="0.1602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53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6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document will describe the architecture of project called DistributedRPC. The idea of the project is to create system, which will contain nex instances: RPC server, RPC client, WEB server.</text:p>
      <text:p text:style-name="P2"/>
      <text:p text:style-name="P2">RPC server – will provide function provide RPC procedures, which will be called by RPC client</text:p>
      <text:p text:style-name="P2">RPC client <text:s/>- process, which will run on remote machine and will send RPC requests for running procedures on server</text:p>
      <text:p text:style-name="P2">WEB server – will contain all information about RPC <text:span text:style-name="T3">servers</text:span> and give configurations of RPC servers to RPC clients according to requests from RPC clients.</text:p>
      <text:p text:style-name="P2"/>
      <text:p text:style-name="P2">Next diagram represents high level architecture of whole system</text:p>
      <text:p text:style-name="P2"><draw:g text:anchor-type="paragraph" draw:z-index="0" draw:name="Shape1" draw:style-name="gr1"><draw:custom-shape draw:style-name="gr2" draw:text-style-name="P44" xml:id="id1" draw:id="id1" svg:width="2.8787in" svg:height="1.7862in" svg:x="-0.3811in" svg:y="5.2516in"><text:p text:style-name="P43"><text:span text:style-name="T9">Server</text:span></text:p><draw:enhanced-geometry svg:viewBox="0 0 21600 21600" draw:type="rectangle" draw:enhanced-path="M 0 0 L 21600 0 21600 21600 0 21600 0 0 Z N"/></draw:custom-shape><draw:custom-shape draw:style-name="gr2" draw:text-style-name="P44" xml:id="id3" draw:id="id3" svg:width="2.8787in" svg:height="1.7862in" svg:x="4.2843in" svg:y="5.2516in"><text:p text:style-name="P43"><text:span text:style-name="T9">Client</text:span></text:p><draw:enhanced-geometry svg:viewBox="0 0 21600 21600" draw:type="rectangle" draw:enhanced-path="M 0 0 L 21600 0 21600 21600 0 21600 0 0 Z N"/></draw:custom-shape><draw:custom-shape draw:style-name="gr3" draw:text-style-name="P44" xml:id="id2" draw:id="id2" svg:width="2.6795in" svg:height="2.1343in" svg:x="2.1496in" svg:y="0.2382in"><text:p text:style-name="P43"><text:span text:style-name="T9">Web server</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44" svg:width="1.5394in" svg:height="1.0421in" svg:x="2.5969in" svg:y="5.748in"><text:p text:style-name="P43"><text:span text:style-name="T9">Established </text:span></text:p><text:p text:style-name="P43"><text:span text:style-name="T9">connection</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onnector draw:style-name="gr5" draw:text-style-name="P44" svg:x1="1.0579in" svg:y1="5.2516in" svg:x2="2.1496in" svg:y2="1.3055in" draw:start-shape="id1" draw:end-shape="id2" draw:end-glue-point="5" svg:d="M2687 13339v-10023h2773" svg:viewBox="0 0 2775 10024"><text:p/></draw:connector><draw:connector draw:style-name="gr6" draw:text-style-name="P45" svg:x1="4.8287in" svg:y1="1.3055in" svg:x2="5.7232in" svg:y2="5.2516in" draw:start-shape="id2" draw:start-glue-point="7" draw:end-shape="id3" draw:end-glue-point="0" svg:d="M12265 3316h2272v10023" svg:viewBox="0 0 2274 10024"><text:p/></draw:connector><draw:frame draw:style-name="gr7" draw:text-style-name="P46" svg:width="2.5815in" svg:height="1.413in" draw:transform="rotate (1.56172061468453) translate (0.338194444444444in 4.26527777777778in)"><draw:text-box><text:p text:style-name="P43"><text:span text:style-name="T9">Registration </text:span><text:span text:style-name="T9">server </text:span><text:span text:style-name="T9">parameters</text:span></text:p></draw:text-box></draw:frame><draw:frame draw:style-name="gr8" draw:text-style-name="P46" svg:width="2.7307in" svg:height="1.8343in" draw:transform="rotate (-1.57795217672807) translate (6.69444444444444in 1.57430555555556in)"><draw:text-box><text:p text:style-name="P43"><text:span text:style-name="T9">Request for </text:span><text:span text:style-name="T9">retrieving </text:span><text:span text:style-name="T9">server </text:span><text:span text:style-name="T9">parameters</text:span></text:p></draw:text-box></draw:frame></draw:g></text:p>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Next Procedure will be <text:span text:style-name="T5">initialized</text:span>:</text:p>
      <text:list xml:id="list4882113830756165187" text:style-name="L1">
        <text:list-item>
          <text:p text:style-name="P16">RPCS after bootup registers RPC configurations on WEB server</text:p>
        </text:list-item>
        <text:list-item>
          <text:p text:style-name="P16">RPCC requests information on WEB server</text:p>
        </text:list-item>
        <text:list-item>
          <text:p text:style-name="P16">After WEB server provides autentification of client according to access grants in DB it gives network configurations of RPCS to RPCC</text:p>
        </text:list-item>
        <text:list-item>
          <text:p text:style-name="P16">After RPCC gets RPC configs of RPCS it establishes connection with RPCS and starts sending RPC calls.</text:p>
        </text:list-item>
      </text:list>
      <text:p text:style-name="P8"/>
      <text:p text:style-name="P13">As RPC connection we can use next services:</text:p>
      <text:p text:style-name="P1"><text:span text:style-name="T6"><text:tab/></text:span><text:a xlink:type="simple" xlink:href="https://ru.wikipedia.org/wiki/DCE/RPC" text:style-name="Internet_20_link" text:visited-style-name="Visited_20_Internet_20_Link">DCE/RPC</text:a><text:span text:style-name="T6"> — Distributed Computing Environment / Remote Procedure Calls (бинарный протокол на базе различных транспортных протоколов, в том числе TCP/IP и Named Pipes из протокола SMB/CIFS) </text:span></text:p>
      <text:list xml:id="list9133718560774326628" text:style-name="L2">
        <text:list-item>
          <text:p text:style-name="P34"><text:a xlink:type="simple" xlink:href="https://ru.wikipedia.org/wiki/DCOM" text:style-name="Internet_20_link" text:visited-style-name="Visited_20_Internet_20_Link">DCOM</text:a><text:span text:style-name="T6"> — Distributed Component Object Model известный как </text:span><text:a xlink:type="simple" xlink:href="https://ru.wikipedia.org/w/index.php?title=MSRPC&amp;action=edit&amp;redlink=1" text:style-name="Internet_20_link" text:visited-style-name="Visited_20_Internet_20_Link">MSRPC</text:a><text:span text:style-name="T6"> Microsoft Remote Procedure Call или «Network OLE» (объектно-ориентированное расширение DCE RPC, позволяющее передавать ссылки на объекты и вызывать методы объектов через таковые ссылки) </text:span></text:p>
        </text:list-item>
      </text:list>
      <text:list xml:id="list616755627429299342" text:style-name="L3">
        <text:list-item>
          <text:p text:style-name="P35"><text:a xlink:type="simple" xlink:href="https://ru.wikipedia.org/wiki/Internet_Communications_Engine" text:style-name="Internet_20_link" text:visited-style-name="Visited_20_Internet_20_Link">ZeroC ICE</text:a><text:span text:style-name="T6"> </text:span></text:p>
        </text:list-item>
      </text:list>
      <text:list xml:id="list7840770573457602684" text:style-name="L4">
        <text:list-item>
          <text:p text:style-name="P36"><text:a xlink:type="simple" xlink:href="https://ru.wikipedia.org/wiki/JSON-RPC" text:style-name="Internet_20_link" text:visited-style-name="Visited_20_Internet_20_Link">JSON-RPC</text:a><text:span text:style-name="T6">— JavaScript Object Notation Remote Procedure Calls (текстовый протокол на базе HTTP) см. спецификацию: </text:span><text:a xlink:type="simple" xlink:href="http://www.ietf.org/rfc/rfc4627.txt" text:style-name="Internet_20_link" text:visited-style-name="Visited_20_Internet_20_Link">RFC-4627</text:a><text:span text:style-name="T6"> </text:span></text:p>
        </text:list-item>
      </text:list>
      <text:list xml:id="list2427900637946329536" text:style-name="L5">
        <text:list-item>
          <text:p text:style-name="P37"><text:a xlink:type="simple" xlink:href="https://ru.wikipedia.org/wiki/.NET_Remoting" text:style-name="Internet_20_link" text:visited-style-name="Visited_20_Internet_20_Link">.NET Remoting</text:a><text:span text:style-name="T6"> (бинарный протокол на базе TCP, UDP, HTTP) </text:span></text:p>
        </text:list-item>
      </text:list>
      <text:list xml:id="list1626491292122915201" text:style-name="L6">
        <text:list-item>
          <text:p text:style-name="P38"><text:a xlink:type="simple" xlink:href="https://ru.wikipedia.org/wiki/RMI" text:style-name="Internet_20_link" text:visited-style-name="Visited_20_Internet_20_Link">Java RMI</text:a><text:span text:style-name="T6"> — Java Remote Method Invocation — см. спецификацию: </text:span><text:a xlink:type="simple" xlink:href="http://java.sun.com/j2se/1.5.0/docs/guide/rmi/index.html" text:style-name="Internet_20_link" text:visited-style-name="Visited_20_Internet_20_Link">http://java.sun.com/j2se/1.5.0/docs/guide/rmi/index.html</text:a><text:span text:style-name="T6"> </text:span></text:p>
        </text:list-item>
      </text:list>
      <text:list xml:id="list3269058291104978570" text:style-name="L7">
        <text:list-item>
          <text:p text:style-name="P39"><text:a xlink:type="simple" xlink:href="https://ru.wikipedia.org/wiki/SOAP" text:style-name="Internet_20_link" text:visited-style-name="Visited_20_Internet_20_Link">SOAP</text:a><text:span text:style-name="T6"> — Simple Object Access Protocol (текстовый протокол на базе HTTP) см. спецификацию: </text:span><text:a xlink:type="simple" xlink:href="http://www.ietf.org/rfc/rfc4227.txt" text:style-name="Internet_20_link" text:visited-style-name="Visited_20_Internet_20_Link">RFC-4227</text:a><text:span text:style-name="T6"> </text:span></text:p>
        </text:list-item>
      </text:list>
      <text:list xml:id="list6201046587364470352" text:style-name="L8">
        <text:list-item>
          <text:p text:style-name="P40"><text:a xlink:type="simple" xlink:href="https://ru.wikipedia.org/wiki/Sun_RPC" text:style-name="Internet_20_link" text:visited-style-name="Visited_20_Internet_20_Link">Sun RPC</text:a><text:span text:style-name="T6"> (бинарный протокол на базе TCP и UDP и </text:span><text:a xlink:type="simple" xlink:href="https://ru.wikipedia.org/wiki/External_Data_Representation" text:style-name="Internet_20_link" text:visited-style-name="Visited_20_Internet_20_Link">XDR</text:a><text:span text:style-name="T6">) </text:span><text:a xlink:type="simple" xlink:href="http://www.ietf.org/rfc/rfc1831.txt" text:style-name="Internet_20_link" text:visited-style-name="Visited_20_Internet_20_Link">RFC-1831</text:a><text:span text:style-name="T6"> второе название </text:span><text:a xlink:type="simple" xlink:href="https://ru.wikipedia.org/wiki/ONC_RPC" text:style-name="Internet_20_link" text:visited-style-name="Visited_20_Internet_20_Link">ONC RPC</text:a><text:span text:style-name="T6"> </text:span><text:a xlink:type="simple" xlink:href="http://www.ietf.org/rfc/rfc1833.txt" text:style-name="Internet_20_link" text:visited-style-name="Visited_20_Internet_20_Link">RFC-1833</text:a><text:span text:style-name="T6"> </text:span></text:p>
        </text:list-item>
      </text:list>
      <text:list xml:id="list9084027810179091799" text:style-name="L9">
        <text:list-item>
          <text:p text:style-name="P32"><text:a xlink:type="simple" xlink:href="https://ru.wikipedia.org/wiki/XML_RPC" text:style-name="Internet_20_link" text:visited-style-name="Visited_20_Internet_20_Link">XML RPC</text:a><text:span text:style-name="T6"> (текстовый протокол на базе HTTP) см. спецификацию: </text:span><text:a xlink:type="simple" xlink:href="http://www.ietf.org/rfc/rfc3529.txt" text:style-name="Internet_20_link" text:visited-style-name="Visited_20_Internet_20_Link">RFC-3529</text:a></text:p>
          <text:p text:style-name="P33">Most probable SunRPC</text:p>
        </text:list-item>
      </text:list>
      <text:p text:style-name="P4"/>
      <text:p text:style-name="P15">RPC server <text:span text:style-name="T4">(RPCS)</text:span></text:p>
      <text:p text:style-name="P2">RPC server will contain next instances:</text:p>
      <text:list xml:id="list3591115235411178847" text:style-name="L10">
        <text:list-item>
          <text:p text:style-name="P18">RPC manager (RPCM)</text:p>
        </text:list-item>
        <text:list-item>
          <text:p text:style-name="P21">Messag<text:span text:style-name="T1">e</text:span> bus <text:span text:style-name="T1">(MB)</text:span></text:p>
        </text:list-item>
        <text:list-item>
          <text:p text:style-name="P19">Functionality Daemons (FD) + Device drivers (DD) (if needed)</text:p>
        </text:list-item>
      </text:list>
      <text:p text:style-name="P2"/>
      <text:p text:style-name="P6">RPC manager – receives RPC calls from clients and forvards requests to FD over MB. </text:p>
      <text:p text:style-name="P6"><text:tab/><text:tab/> <text:s text:c="2"/>If no FD is registered to RPC call – send RPC failure to client.</text:p>
      <text:p text:style-name="P3">Messag<text:span text:style-name="T1">e</text:span> bus:</text:p>
      <text:list xml:id="list6945126864742353378" text:style-name="L11">
        <text:list-item>
          <text:p text:style-name="P22">Forvards message between FD-FD-RPCM</text:p>
        </text:list-item>
      </text:list>
      <text:p text:style-name="P6">Functional daemon: </text:p>
      <text:list xml:id="list1689798920988273665" text:style-name="L12">
        <text:list-item>
          <text:p text:style-name="P20">registers hoocks for RPC calls in RPCM (over MB)</text:p>
        </text:list-item>
        <text:list-item>
          <text:p text:style-name="P20">provides <text:span text:style-name="T2">RPC hadlers according to every hook</text:span></text:p>
        </text:list-item>
      </text:list>
      <text:p text:style-name="P7">Device drivers:</text:p>
      <text:list xml:id="list6238489758997544982" text:style-name="L13">
        <text:list-item>
          <text:p text:style-name="P23">Provides low level connection from FD to actual devices</text:p>
        </text:list-item>
      </text:list>
      <text:p text:style-name="P7"/>
      <text:p text:style-name="P12"><text:span text:style-name="T5">For message bus will be used dbus technology. Next popular implementations can be used</text:span>:</text:p>
      <text:list xml:id="list6553508537997922659" text:style-name="L14">
        <text:list-item>
          <text:h text:style-name="P41" text:outline-level="3"><text:bookmark text:name="libdbus"/>libdbus</text:h>
        </text:list-item>
        <text:list-item>
          <text:h text:style-name="P42" text:outline-level="3"><text:bookmark text:name="GDBus"/>GDBus</text:h>
        </text:list-item>
        <text:list-item>
          <text:h text:style-name="P42" text:outline-level="3"><text:bookmark text:name="QtDBus"/>QtDBus</text:h>
        </text:list-item>
        <text:list-item>
          <text:h text:style-name="P42" text:outline-level="3"><text:bookmark text:name="sd-bus"/>sd-bus</text:h>
        </text:list-item>
        <text:list-item>
          <text:h text:style-name="P42" text:outline-level="3"><text:bookmark text:name="libnih-dbus"/>libnih-dbus</text:h>
        </text:list-item>
        <text:list-item>
          <text:h text:style-name="P42" text:outline-level="3"><text:bookmark text:name="KDBUS"/><text:bookmark text:name="kdbus"/>kdbus</text:h>
        </text:list-item>
      </text:list>
      <text:p text:style-name="P7">RPC server architecture diagram</text:p>
      <text:p text:style-name="P7"><draw:g text:anchor-type="paragraph" draw:z-index="1" draw:name="Shape3" draw:style-name="gr1"><draw:custom-shape draw:style-name="gr9" draw:text-style-name="P44" xml:id="id4" draw:id="id4" svg:width="1.2949in" svg:height="0.5335in" svg:x="0.1398in" svg:y="3.9535in"><text:p text:style-name="P43"><text:span text:style-name="T9">D1</text:span></text:p><draw:enhanced-geometry svg:viewBox="0 0 21600 21600" draw:type="rectangle" draw:enhanced-path="M 0 0 L 21600 0 21600 21600 0 21600 0 0 Z N"/></draw:custom-shape><draw:custom-shape draw:style-name="gr10" draw:text-style-name="P44" xml:id="id6" draw:id="id6" svg:width="1.2953in" svg:height="0.5335in" svg:x="1.6091in" svg:y="3.9535in"><text:p text:style-name="P43"><text:span text:style-name="T9">D2</text:span></text:p><draw:enhanced-geometry svg:viewBox="0 0 21600 21600" draw:type="rectangle" draw:enhanced-path="M 0 0 L 21600 0 21600 21600 0 21600 0 0 Z N"/></draw:custom-shape><draw:custom-shape draw:style-name="gr10" draw:text-style-name="P44" xml:id="id7" draw:id="id7" svg:width="1.2953in" svg:height="0.5335in" svg:x="3.1382in" svg:y="3.9535in"><text:p text:style-name="P43"><text:span text:style-name="T9">D3</text:span></text:p><draw:enhanced-geometry svg:viewBox="0 0 21600 21600" draw:type="rectangle" draw:enhanced-path="M 0 0 L 21600 0 21600 21600 0 21600 0 0 Z N"/></draw:custom-shape><draw:custom-shape draw:style-name="gr9" draw:text-style-name="P44" xml:id="id8" draw:id="id8" svg:width="1.2949in" svg:height="0.5335in" svg:x="4.6382in" svg:y="3.9535in"><text:p text:style-name="P43"><text:span text:style-name="T9">D4</text:span></text:p><draw:enhanced-geometry svg:viewBox="0 0 21600 21600" draw:type="rectangle" draw:enhanced-path="M 0 0 L 21600 0 21600 21600 0 21600 0 0 Z N"/></draw:custom-shape><draw:custom-shape draw:style-name="gr11" draw:text-style-name="P47" xml:id="id5" draw:id="id5" svg:width="5.0661in" svg:height="0.4189in" svg:x="0.5417in" svg:y="3.0776in"><text:p text:style-name="P43"><text:span text:style-name="T9">Message </text:span><text:span text:style-name="T9">BUS</text:span></text:p><draw:enhanced-geometry svg:viewBox="0 0 21600 21600" draw:type="rectangle" draw:enhanced-path="M 0 0 L 21600 0 21600 21600 0 21600 0 0 Z N"/></draw:custom-shape><draw:custom-shape draw:style-name="gr12" draw:text-style-name="P48" xml:id="id9" draw:id="id9" svg:width="2.2476in" svg:height="0.5713in" svg:x="1.9516in" svg:y="2.0874in"><text:p text:style-name="P43"><text:span text:style-name="T9">RPC manager</text:span></text:p><draw:enhanced-geometry svg:viewBox="0 0 21600 21600" draw:type="rectangle" draw:enhanced-path="M 0 0 L 21600 0 21600 21600 0 21600 0 0 Z N"/></draw:custom-shape><draw:connector draw:style-name="gr13" draw:text-style-name="P45" svg:x1="0.787in" svg:y1="3.9535in" svg:x2="3.0748in" svg:y2="3.4965in" draw:start-shape="id4" draw:start-glue-point="0" draw:end-shape="id5" svg:d="M1999 10042v-580h5811v-581" svg:viewBox="0 0 5812 1162"><text:p/></draw:connector><draw:connector draw:style-name="gr13" draw:text-style-name="P45" svg:x1="2.2563in" svg:y1="3.9535in" svg:x2="3.0744in" svg:y2="3.4965in" draw:start-shape="id6" draw:end-shape="id5" draw:end-glue-point="2" svg:d="M5731 10042v-580h2078v-581" svg:viewBox="0 0 2080 1162"><text:p/></draw:connector><draw:connector draw:style-name="gr13" draw:text-style-name="P45" svg:x1="3.7854in" svg:y1="3.9535in" svg:x2="3.0744in" svg:y2="3.4965in" draw:start-shape="id7" draw:start-glue-point="0" draw:end-shape="id5" draw:end-glue-point="2" svg:d="M9615 10042v-580h-1806v-581" svg:viewBox="0 0 1808 1162"><text:p/></draw:connector><draw:connector draw:style-name="gr13" draw:text-style-name="P45" svg:x1="5.2854in" svg:y1="3.9535in" svg:x2="3.0744in" svg:y2="3.4965in" draw:start-shape="id8" draw:start-glue-point="0" draw:end-shape="id5" draw:end-glue-point="2" svg:d="M13425 10042v-580h-5616v-581" svg:viewBox="0 0 5618 1162"><text:p/></draw:connector><draw:connector draw:style-name="gr13" draw:text-style-name="P45" svg:x1="3.0752in" svg:y1="2.6583in" svg:x2="3.0744in" svg:y2="3.078in" draw:start-shape="id9" draw:start-glue-point="2" draw:end-shape="id5" draw:end-glue-point="0" svg:d="M7811 6752v533h-2v533" svg:viewBox="0 0 4 1067"><text:p/></draw:connector><draw:custom-shape draw:style-name="gr14" draw:text-style-name="P44" svg:width="1.9043in" svg:height="0.7996in" draw:transform="skewX (-0.000872664625997165) rotate (1.57149445849569) translate (2.71388888888889in 2.01111111111111in)"><text:p text:style-name="P43"><text:span text:style-name="T9">RPC connection</text:span></text:p><text:p text:style-name="P43"><text:span text:style-name="T9"/></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14"/>
      <text:p text:style-name="P5">RPC client <text:span text:style-name="T4">(RPCC)</text:span></text:p>
      <text:p text:style-name="P9">Provides RPC calls, which could be sent to server. Every DF should be compiled simultaneously with respective plugin, which will be loaded with client.</text:p>
      <text:p text:style-name="P9"/>
      <text:p text:style-name="P9">Next high level architecture of RPC client:</text:p>
      <text:p text:style-name="P9"/>
      <text:p text:style-name="P9"/>
      <text:p text:style-name="P9"><draw:g text:anchor-type="paragraph" draw:z-index="2" draw:name="Shape2" draw:style-name="gr1"><draw:custom-shape draw:style-name="gr15" draw:text-style-name="P49" svg:width="4.4732in" svg:height="1.674in" svg:x="1.2917in" svg:y="1.5504in"><text:p text:style-name="P43"><text:span text:style-name="T9">RPC client</text:span></text:p><text:p text:style-name="P43"><text:span text:style-name="T9"/></text:p><text:p text:style-name="P43"><text:span text:style-name="T9"/></text:p><text:p text:style-name="P43"><text:span text:style-name="T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50" svg:width="1.0949in" svg:height="0.4504in" svg:x="1.8063in" svg:y="2.5165in"><text:p text:style-name="P43"><text:span text:style-name="T10">DF1 plugin</text:span></text:p><draw:enhanced-geometry svg:viewBox="0 0 21600 21600" draw:type="rectangle" draw:enhanced-path="M 0 0 L 21600 0 21600 21600 0 21600 0 0 Z N"/></draw:custom-shape><draw:custom-shape draw:style-name="gr17" draw:text-style-name="P50" svg:width="1.6094in" svg:height="0.676in" draw:transform="skewX (-0.0010471975511966) rotate (1.57149445849569) translate (3.19097222222222in 1.67986111111111in)"><text:p text:style-name="P43"><text:span text:style-name="T10">RPC connection</text:span></text:p><text:p text:style-name="P43"><text:span text:style-name="T10"/></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50" svg:width="1.0949in" svg:height="0.4504in" svg:x="3.0291in" svg:y="2.5165in"><text:p text:style-name="P43"><text:span text:style-name="T10">DF2 plugin</text:span></text:p><draw:enhanced-geometry svg:viewBox="0 0 21600 21600" draw:type="rectangle" draw:enhanced-path="M 0 0 L 21600 0 21600 21600 0 21600 0 0 Z N"/></draw:custom-shape><draw:custom-shape draw:style-name="gr18" draw:text-style-name="P50" svg:width="1.0941in" svg:height="0.4504in" svg:x="4.2201in" svg:y="2.5165in"><text:p text:style-name="P43"><text:span text:style-name="T10">DF3 plugin</text:span></text:p><draw:enhanced-geometry svg:viewBox="0 0 21600 21600" draw:type="rectangle" draw:enhanced-path="M 0 0 L 21600 0 21600 21600 0 21600 0 0 Z N"/></draw:custom-shape></draw:g></text:p>
      <text:p text:style-name="P9"/>
      <text:p text:style-name="P9"/>
      <text:p text:style-name="P9"/>
      <text:p text:style-name="P9"/>
      <text:p text:style-name="P9"/>
      <text:p text:style-name="P9"/>
      <text:p text:style-name="P9"/>
      <text:p text:style-name="P9"/>
      <text:p text:style-name="P9"/>
      <text:p text:style-name="P2"/>
      <text:p text:style-name="P2"/>
      <text:p text:style-name="P2"/>
      <text:p text:style-name="P2"/>
      <text:p text:style-name="P2"/>
      <text:p text:style-name="P10"/>
      <text:p text:style-name="P10"/>
      <text:p text:style-name="P10"/>
      <text:p text:style-name="P10"/>
      <text:p text:style-name="P24">Data structures:</text:p>
      <text:p text:style-name="P26">As soon, as RPCM is only intermediate node, which is responsible for retransmitting information to DAEMONS we should send next general information should be sent:</text:p>
      <text:p text:style-name="P26"><text:tab/>ID of daemon</text:p>
      <text:p text:style-name="P26"><text:tab/><text:span text:style-name="T7">Parameters</text:span></text:p>
      <text:p text:style-name="P27">A soon as parameters can vary on each of daemon, array of data, that can be parsed, and applied according to vey, in which it was packed in client side.</text:p>
      <text:p text:style-name="P27">Parameters should contain next fileds:</text:p>
      <text:p text:style-name="P27"><text:tab/>ID of procedure</text:p>
      <text:p text:style-name="P27"><text:tab/>Array of data</text:p>
      <text:p text:style-name="P27">According to ID of procedure on client side should be routine, which will pack all parameters into <text:s/>array of data and send it to server, <text:soft-page-break/>which will retransmit array of data to <text:s/>daemon and then, daemon will yse unpacking function, which will be similar to packing function on client side but in reverse way</text:p>
      <text:p text:style-name="P27"/>
      <text:p text:style-name="P30">Array of results</text:p>
      <text:p text:style-name="P27"/>
      <text:p text:style-name="P25">Communication between clnt services and RPCC:</text:p>
      <text:p text:style-name="P28"><text:span text:style-name="T8">RPCC</text:span> will be compiled as shared library. RPC calls will be distributed in the library, and every service will be able to call rpc funtion from the library at any place nd any time.</text:p>
      <text:p text:style-name="P28"/>
      <text:p text:style-name="P29">RPC calls</text:p>
      <text:p text:style-name="P29"><draw:g text:anchor-type="paragraph" draw:z-index="3" draw:name="Shape4" draw:style-name="gr19"><draw:custom-shape draw:style-name="gr20" draw:text-style-name="P51" svg:width="3.7689in" svg:height="2.5343in" svg:x="1.5134in" svg:y="3.6484in"><text:p text:style-name="P43"><text:span text:style-name="T9">RPC li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4" svg:width="1.0724in" svg:height="0.5197in" svg:x="2.8126in" svg:y="4.2657in"><text:p text:style-name="P43"><text:span text:style-name="T9">Open client </text:span></text:p><text:p text:style-name="P43"><text:span text:style-name="T9">connection</text:span></text:p><draw:enhanced-geometry svg:viewBox="0 0 21600 21600" draw:type="rectangle" draw:enhanced-path="M 0 0 L 21600 0 21600 21600 0 21600 0 0 Z N"/></draw:custom-shape><draw:custom-shape draw:style-name="gr22" draw:text-style-name="P52" svg:width="3.8343in" svg:height="2.2748in" svg:x="1.448in" svg:y="0.2366in"><text:p text:style-name="P43"><text:span text:style-name="T9">DAEMON (ID=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44" xml:id="id10" draw:id="id10" svg:width="1.365in" svg:height="0.4551in" svg:x="2.65in" svg:y="0.7567in"><text:p text:style-name="P43"><text:span text:style-name="T9">Prep</text:span><text:span text:style-name="T9">are </text:span><text:span text:style-name="T9">struc</text:span><text:span text:style-name="T9">t </text:span></text:p><text:p text:style-name="P43"><text:span text:style-name="T9">with </text:span><text:span text:style-name="T9">para</text:span><text:span text:style-name="T9">mete</text:span><text:span text:style-name="T9">rs</text:span></text:p><draw:enhanced-geometry svg:viewBox="0 0 21600 21600" draw:type="rectangle" draw:enhanced-path="M 0 0 L 21600 0 21600 21600 0 21600 0 0 Z N"/></draw:custom-shape><draw:custom-shape draw:style-name="gr24" draw:text-style-name="P44" xml:id="id11" draw:id="id11" svg:width="1.5598in" svg:height="0.5197in" svg:x="2.5528in" svg:y="1.6339in"><text:p text:style-name="P43"><text:span text:style-name="T9">Conver</text:span><text:span text:style-name="T9">t </text:span><text:span text:style-name="T9">structu</text:span><text:span text:style-name="T9">re of </text:span></text:p><text:p text:style-name="P43"><text:span text:style-name="T9">param</text:span><text:span text:style-name="T9">eters </text:span><text:span text:style-name="T9">to </text:span><text:span text:style-name="T9">array</text:span></text:p><draw:enhanced-geometry svg:viewBox="0 0 21600 21600" draw:type="rectangle" draw:enhanced-path="M 0 0 L 21600 0 21600 21600 0 21600 0 0 Z N"/></draw:custom-shape><draw:connector draw:style-name="gr25" draw:text-style-name="P45" draw:type="line" svg:x1="3.3319in" svg:y1="1.2118in" svg:x2="3.3327in" svg:y2="1.6339in" draw:start-shape="id10" draw:start-glue-point="2" draw:end-shape="id11" draw:end-glue-point="0" svg:d="M8463 3078l2 1072" svg:viewBox="0 0 4 1074"><text:p/></draw:connector><draw:custom-shape draw:style-name="gr26" draw:text-style-name="P44" svg:width="1.2031in" svg:height="0.5205in" svg:x="2.7472in" svg:y="5.0449in"><text:p text:style-name="P43"><text:span text:style-name="T9">Send Data to </text:span></text:p><text:p text:style-name="P43"><text:span text:style-name="T9">RPCS</text:span></text:p><draw:enhanced-geometry svg:viewBox="0 0 21600 21600" draw:type="rectangle" draw:enhanced-path="M 0 0 L 21600 0 21600 21600 0 21600 0 0 Z N"/></draw:custom-shape><draw:custom-shape draw:style-name="gr27" draw:text-style-name="P44" svg:width="0.6823in" svg:height="1.1378in" svg:x="2.0654in" svg:y="2.51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8" draw:text-style-name="P44" svg:width="0.715in" svg:height="1.1378in" svg:x="3.5598in" svg:y="2.5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9" draw:text-style-name="P54" svg:width="1.8197in" svg:height="0.5524in" draw:transform="rotate (1.5692255304681) translate (2.225in 3.74583333333333in)"><draw:text-box><text:p text:style-name="P53"><text:span text:style-name="T10">Array of results</text:span></text:p></draw:text-box></draw:frame><draw:frame draw:style-name="gr30" draw:text-style-name="P55" svg:width="1.2358in" svg:height="0.4831in" draw:transform="rotate (-1.56800379999171) translate (4.17361111111111in 2.37916666666667in)"><draw:text-box><text:p text:style-name="P43"><text:span text:style-name="T10">ID and </text:span></text:p><text:p text:style-name="P43"><text:span text:style-name="T10">params_array</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42:52.686067970</meta:creation-date>
    <dc:date>2017-09-17T19:32:06.653128489</dc:date>
    <meta:editing-duration>PT1H55M</meta:editing-duration>
    <meta:editing-cycles>4</meta:editing-cycles>
    <meta:generator>LibreOffice/5.2.7.2$Linux_X86_64 LibreOffice_project/20m0$Build-2</meta:generator>
    <meta:document-statistic meta:table-count="0" meta:image-count="0" meta:object-count="0" meta:page-count="5" meta:paragraph-count="59" meta:word-count="639" meta:character-count="3962" meta:non-whitespace-character-count="3376"/>
  </office:meta>
</office:document-meta>
</file>